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weight="bold" style:font-weight-asian="bold" style:font-weight-complex="bold"/>
    </style:style>
    <style:style style:name="P2" style:family="paragraph" style:parent-style-name="Standard">
      <style:text-properties style:font-name="DejaVu Sans Mono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DejaVu Sans Mono" fo:font-weight="normal" style:font-weight-asian="normal" style:font-weight-complex="normal"/>
    </style:style>
    <style:style style:name="P4" style:family="paragraph" style:parent-style-name="Standard">
      <style:text-properties style:font-name="DejaVu Sans Mono"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 GEEK TWIN CITIES</text:p>
      <text:p text:style-name="P1">Sales Receipt</text:p>
      <text:p text:style-name="P1">2010.07.10</text:p>
      <text:p text:style-name="P1"/>
      <text:p text:style-name="P1">Customer:<text:span text:style-name="T1"> David Carroll</text:span></text:p>
      <text:p text:style-name="P3"/>
      <text:p text:style-name="P1">Sold By:<text:span text:style-name="T1"> Brian Dunnette</text:span></text:p>
      <text:p text:style-name="P3"/>
      <text:p text:style-name="P2">ITEMS</text:p>
      <text:p text:style-name="P4"/>
      <text:p text:style-name="P4">1<text:tab/>17” IBM LCD<text:tab/>$20.00</text:p>
      <text:p text:style-name="P4"/>
      <text:p text:style-name="P4"/>
      <text:p text:style-name="Horizontal_20_Line"/>
      <text:p text:style-name="P4"/>
      <text:p text:style-name="P4">Amount Due:<text:tab/><text:tab/>$20.00</text:p>
      <text:p text:style-name="P4"/>
      <text:p text:style-name="P4">Cash:<text:tab/><text:tab/><text:tab/>$20.00 PA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ee Cities</meta:initial-creator>
    <meta:creation-date>2010-06-12T16:38:55</meta:creation-date>
    <dc:creator>Free Cities</dc:creator>
    <dc:date>2010-07-10T16:18:15</dc:date>
    <meta:printed-by>Free Cities</meta:printed-by>
    <meta:print-date>2010-07-10T16:17:45</meta:print-date>
    <meta:editing-cycles>2</meta:editing-cycles>
    <meta:editing-duration>PT29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6" meta:character-count="153"/>
  </office:meta>
</office:document-meta>
</file>